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6">
      <style:text-properties officeooo:rsid="000ba11b" officeooo:paragraph-rsid="000c470b"/>
    </style:style>
    <style:style style:name="P2" style:family="paragraph" style:parent-style-name="Standard" style:list-style-name="L6">
      <style:text-properties officeooo:paragraph-rsid="000c470b"/>
    </style:style>
    <style:style style:name="P3" style:family="paragraph" style:parent-style-name="Text_20_body">
      <style:text-properties officeooo:rsid="000e5b31" officeooo:paragraph-rsid="000e5b31"/>
    </style:style>
    <style:style style:name="P4" style:family="paragraph" style:parent-style-name="Text_20_body" style:list-style-name="L6">
      <style:paragraph-properties fo:margin-top="0cm" fo:margin-bottom="0cm" loext:contextual-spacing="false"/>
      <style:text-properties officeooo:rsid="000ba11b" officeooo:paragraph-rsid="000ba11b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0e5b31" officeooo:paragraph-rsid="000e5b31"/>
    </style:style>
    <style:style style:name="P6" style:family="paragraph" style:parent-style-name="Text_20_body" style:list-style-name="L6">
      <style:paragraph-properties fo:margin-top="0cm" fo:margin-bottom="0cm" loext:contextual-spacing="false"/>
      <style:text-properties officeooo:rsid="000e5b31" officeooo:paragraph-rsid="000e5b31"/>
    </style:style>
    <style:style style:name="P7" style:family="paragraph" style:parent-style-name="Text_20_body">
      <style:paragraph-properties fo:margin-top="0cm" fo:margin-bottom="0cm" loext:contextual-spacing="false"/>
      <style:text-properties fo:font-weight="bold" officeooo:rsid="000e5b31" officeooo:paragraph-rsid="000e5b31" style:font-weight-asian="bold" style:font-weight-complex="bold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0d634d"/>
    </style:style>
    <style:style style:name="T1" style:family="text">
      <style:text-properties officeooo:rsid="000ba11b"/>
    </style:style>
    <style:style style:name="T2" style:family="text">
      <style:text-properties officeooo:rsid="000c470b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0e5b31"/>
    </style:style>
    <style:style style:name="T5" style:family="text">
      <style:text-properties officeooo:rsid="000e5b3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d634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406cm" text:min-label-width="0.499cm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blo León Alcaide</text:p>
      <text:p text:style-name="P7">Cuestiones Ajax</text:p>
      <text:p text:style-name="P9"><text:span text:style-name="T7">RESPUESTAS:</text:span></text:p>
      <text:list xml:id="list4396642156550428959" text:style-name="L6">
        <text:list-item>
          <text:p text:style-name="P8">Inid<text:span text:style-name="T1">i</text:span>ca el significado de las constantes del objeto XMLHttpRequest.</text:p>
          <text:p text:style-name="P1"><text:span text:style-name="T6">DONE</text:span>: La operación de búsqueda <text:span text:style-name="T5">se ha completado</text:span></text:p>
          <text:p text:style-name="P2"><text:span text:style-name="T6">HEADERS_RECEIVED</text:span>: <text:span text:style-name="T2">Se ha realizado una llamada a send () y se han recibido los encabezados de respuesta.</text:span></text:p>
          <text:p text:style-name="P2"><text:span text:style-name="T6">LOADING</text:span>: <text:bookmark text:name="tw-target-text"/><text:span text:style-name="T3">El cuerpo de la respuesta está siendo recibido. Si responseType es </text:span><text:span text:style-name="T4">de tipo</text:span><text:span text:style-name="T3"> "texto" o </text:span><text:span text:style-name="T4">una </text:span><text:span text:style-name="T3">cadena vacía, responseText tendrá la respuesta de texto parcial a medida que se carga.</text:span></text:p>
          <text:p text:style-name="P2"><text:span text:style-name="T6">OPENED</text:span>: <text:span text:style-name="T2">El método open () se ha invocado</text:span></text:p>
          <text:p text:style-name="P2"><text:span text:style-name="T6">UNSENT</text:span>: <text:span text:style-name="T2">Se ha creado el cliente XMLHttpRequest, pero aún no se ha llamado al método open ().</text:span></text:p>
        </text:list-item>
        <text:list-item>
          <text:p text:style-name="P8">Inidca la forma de crear un objeto XMLHttpRequest hoy en día.</text:p>
          <text:p text:style-name="P4"><text:span text:style-name="T5">miHttpRequest = </text:span>new XMLHttpRequest()</text:p>
        </text:list-item>
        <text:list-item>
          <text:p text:style-name="P8">Métodos manejadores de eventos. Indica su utilidad.</text:p>
          <text:p text:style-name="P8"><text:span text:style-name="T5">Estos métodos responden a los eventos producidos en las peticiones.</text:span></text:p>
        </text:list-item>
        <text:list-item>
          <text:p text:style-name="P8">Respuestas del servidor (aparte de 200)</text:p>
          <text:p text:style-name="P6">1xx → Respuestas informativas, el servidor ha recibido los encabezados de la petición</text:p>
          <text:list>
            <text:list-item>
              <text:list>
                <text:list-header>
                  <text:p text:style-name="P6">100 =&gt; Continue</text:p>
                </text:list-header>
              </text:list>
            </text:list-item>
          </text:list>
          <text:p text:style-name="P6">2xx → Peticiones correctas, entendidas y aceptadas</text:p>
          <text:list>
            <text:list-item>
              <text:list>
                <text:list-header>
                  <text:p text:style-name="P6">202 =&gt; Created</text:p>
                </text:list-header>
              </text:list>
            </text:list-item>
          </text:list>
          <text:p text:style-name="P6">3xx → Redirecciones, el cliente ha de realizar acciones adicionales</text:p>
        </text:list-item>
      </text:list>
      <text:p text:style-name="P5"><text:tab/><text:tab/>303 =&gt; See Other<text:tab/></text:p>
      <text:list xml:id="list110539089281264" text:continue-numbering="true" text:style-name="L6">
        <text:list-header>
          <text:p text:style-name="P6">4xx → Errores del cliente (navegador)</text:p>
          <text:list>
            <text:list-item>
              <text:list>
                <text:list-header>
                  <text:p text:style-name="P6">403 =&gt; Forbidden</text:p>
                </text:list-header>
              </text:list>
            </text:list-item>
          </text:list>
          <text:p text:style-name="P6">5xx → Errores del servidor </text:p>
        </text:list-header>
      </text:list>
      <text:p text:style-name="P3"><text:tab/><text:tab/>502 =&gt; Bad Gatew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9T11:05:31.772107573</dc:date>
    <meta:editing-duration>PT18M5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211" meta:character-count="1200" meta:non-whitespace-character-count="1026"/>
  </office:meta>
</office:document-meta>
</file>